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1322deb46734424e6fa0da4b6280b0d9" style:family="table-column">
      <style:table-column-properties fo:break-before="auto" style:use-optimal-column-width="false" style:column-width="3cm"/>
    </style:style>
    <style:style style:name="odsStyleTableColumn-831cd24c582de649f326efd4a9634546" style:family="table-column">
      <style:table-column-properties fo:break-before="auto" style:use-optimal-column-width="false" style:column-width="3cm"/>
    </style:style>
    <style:style style:name="odsStyleTableColumn-b0aba3219384baffcacb505076412782" style:family="table-column">
      <style:table-column-properties fo:break-before="auto" style:use-optimal-column-width="false" style:column-width="3cm"/>
    </style:style>
    <style:style style:name="odsStyleTableColumn-b2c37ce22e6d515a2fbb805e9d2f93ac" style:family="table-column">
      <style:table-column-properties fo:break-before="auto" style:use-optimal-column-width="false" style:column-width="3cm"/>
    </style:style>
    <style:style style:name="odsStyleTableColumn-d07b313428c7ca1c3d98c70703610298" style:family="table-column">
      <style:table-column-properties fo:break-before="auto" style:use-optimal-column-width="false" style:column-width="3cm"/>
    </style:style>
    <style:style style:name="odsStyleTableColumn-b8c80571a8ca1484208a7295a3eab56b" style:family="table-column">
      <style:table-column-properties fo:break-before="auto" style:use-optimal-column-width="false" style:column-width="3cm"/>
    </style:style>
    <style:style style:name="odsStyleTableColumn-35d962fe5602f097cf0db5190f1b1937" style:family="table-column">
      <style:table-column-properties fo:break-before="auto" style:use-optimal-column-width="false" style:column-width="3cm"/>
    </style:style>
    <style:style style:name="odsStyleTableColumn-516eb2556b6b31e5deeb62ecb45b3883" style:family="table-column">
      <style:table-column-properties fo:break-before="auto" style:use-optimal-column-width="false" style:column-width="3cm"/>
    </style:style>
    <style:style style:name="odsStyleTableColumn-af3d118012cf76567a0a4b248b53a0e6" style:family="table-column">
      <style:table-column-properties fo:break-before="auto" style:use-optimal-column-width="false" style:column-width="3cm"/>
    </style:style>
  </office:automatic-styles>
  <office:body>
    <office:spreadsheet>
      <table:table table:name="Gesamt" table:style-name="ta1" table:print="false">
        <table:table-column table:style-name="odsStyleTableColumn-1322deb46734424e6fa0da4b6280b0d9" table:default-cell-style-name="Default"/>
        <table:table-column table:style-name="odsStyleTableColumn-1322deb46734424e6fa0da4b6280b0d9" table:default-cell-style-name="Default"/>
        <table:table-column table:style-name="odsStyleTableColumn-1322deb46734424e6fa0da4b6280b0d9" table:default-cell-style-name="Default"/>
        <table:table-column table:style-name="odsStyleTableColumn-1322deb46734424e6fa0da4b6280b0d9" table:default-cell-style-name="Default"/>
        <table:table-column table:style-name="odsStyleTableColumn-1322deb46734424e6fa0da4b6280b0d9" table:default-cell-style-name="Default"/>
        <table:table-column table:style-name="odsStyleTableColumn-1322deb46734424e6fa0da4b6280b0d9" table:default-cell-style-name="Default"/>
        <table:table-column table:style-name="odsStyleTableColumn-1322deb46734424e6fa0da4b6280b0d9" table:default-cell-style-name="Default"/>
        <table:table-column table:style-name="odsStyleTableColumn-1322deb46734424e6fa0da4b6280b0d9" table:default-cell-style-name="Default"/>
        <table:table-column table:style-name="odsStyleTableColumn-1322deb46734424e6fa0da4b6280b0d9" table:default-cell-style-name="Default"/>
        <table:table-column table:style-name="odsStyleTableColumn-1322deb46734424e6fa0da4b6280b0d9" table:default-cell-style-name="Default"/>
        <table:table-row table:style-name="ro1">
          <table:table-cell office:value-type="string">
            <text:p>Datum</text:p>
          </table:table-cell>
          <table:table-cell office:value-type="string">
            <text:p>Anrufe</text:p>
          </table:table-cell>
          <table:table-cell office:value-type="string">
            <text:p>Gespräche</text:p>
          </table:table-cell>
          <table:table-cell office:value-type="string">
            <text:p>Wartezeit</text:p>
          </table:table-cell>
          <table:table-cell office:value-type="string">
            <text:p>Erreichbarkeit</text:p>
          </table:table-cell>
          <table:table-cell office:value-type="string">
            <text:p>Servicelevel 1</text:p>
          </table:table-cell>
          <table:table-cell office:value-type="string">
            <text:p>Servicelevel 2</text:p>
          </table:table-cell>
          <table:table-cell office:value-type="string">
            <text:p>Verlorene Anrufe</text:p>
          </table:table-cell>
          <table:table-cell office:value-type="string">
            <text:p>längste WarteZeit</text:p>
          </table:table-cell>
          <table:table-cell office:value-type="string">
            <text:p>ausserhalb GZ</text:p>
          </table:table-cell>
        </table:table-row>
        <table:table-row table:style-name="ro1">
          <table:table-cell office:value-type="string">
            <text:p>21.11.2017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string">
            <text:p>00:43</text:p>
          </table:table-cell>
          <table:table-cell office:value-type="string">
            <text:p>60.6%</text:p>
          </table:table-cell>
          <table:table-cell office:value-type="string">
            <text:p>60.6%</text:p>
          </table:table-cell>
          <table:table-cell office:value-type="string">
            <text:p>60.6%</text:p>
          </table:table-cell>
          <table:table-cell office:value-type="float" office:value="13">
            <text:p>13</text:p>
          </table:table-cell>
          <table:table-cell office:value-type="string">
            <text:p>03:50</text:p>
          </table:table-cell>
          <table:table-cell/>
        </table:table-row>
        <table:table-row table:style-name="ro1">
          <table:table-cell office:value-type="string">
            <text:p>22.11.2017</text:p>
          </table:table-cell>
          <table:table-cell office:value-type="float" office:value="61">
            <text:p>61</text:p>
          </table:table-cell>
          <table:table-cell office:value-type="float" office:value="41">
            <text:p>41</text:p>
          </table:table-cell>
          <table:table-cell office:value-type="string">
            <text:p>00:33</text:p>
          </table:table-cell>
          <table:table-cell office:value-type="string">
            <text:p>67.2%</text:p>
          </table:table-cell>
          <table:table-cell office:value-type="string">
            <text:p>55.7%</text:p>
          </table:table-cell>
          <table:table-cell office:value-type="string">
            <text:p>62.3%</text:p>
          </table:table-cell>
          <table:table-cell office:value-type="float" office:value="20">
            <text:p>20</text:p>
          </table:table-cell>
          <table:table-cell office:value-type="string">
            <text:p>01:59</text:p>
          </table:table-cell>
          <table:table-cell/>
        </table:table-row>
        <table:table-row table:style-name="ro1">
          <table:table-cell office:value-type="string">
            <text:p>23.11.2017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string">
            <text:p>00:52</text:p>
          </table:table-cell>
          <table:table-cell office:value-type="string">
            <text:p>62.5%</text:p>
          </table:table-cell>
          <table:table-cell office:value-type="string">
            <text:p>37.5%</text:p>
          </table:table-cell>
          <table:table-cell office:value-type="string">
            <text:p>50.0%</text:p>
          </table:table-cell>
          <table:table-cell office:value-type="float" office:value="12">
            <text:p>12</text:p>
          </table:table-cell>
          <table:table-cell office:value-type="string">
            <text:p>03:48</text:p>
          </table:table-cell>
          <table:table-cell/>
        </table:table-row>
        <table:table-row table:style-name="ro1">
          <table:table-cell office:value-type="string">
            <text:p>24.11.2017</text:p>
          </table:table-cell>
          <table:table-cell office:value-type="float" office:value="77">
            <text:p>77</text:p>
          </table:table-cell>
          <table:table-cell office:value-type="float" office:value="51">
            <text:p>51</text:p>
          </table:table-cell>
          <table:table-cell office:value-type="string">
            <text:p>01:03</text:p>
          </table:table-cell>
          <table:table-cell office:value-type="string">
            <text:p>66.2%</text:p>
          </table:table-cell>
          <table:table-cell office:value-type="string">
            <text:p>13.0%</text:p>
          </table:table-cell>
          <table:table-cell office:value-type="string">
            <text:p>41.6%</text:p>
          </table:table-cell>
          <table:table-cell office:value-type="float" office:value="26">
            <text:p>26</text:p>
          </table:table-cell>
          <table:table-cell office:value-type="string">
            <text:p>04:28</text:p>
          </table:table-cell>
          <table:table-cell/>
        </table:table-row>
        <table:table-row table:style-name="ro1">
          <table:table-cell office:value-type="string">
            <text:p>27.11.2017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string">
            <text:p>01:02</text:p>
          </table:table-cell>
          <table:table-cell office:value-type="string">
            <text:p>77.1%</text:p>
          </table:table-cell>
          <table:table-cell office:value-type="string">
            <text:p>54.3%</text:p>
          </table:table-cell>
          <table:table-cell office:value-type="string">
            <text:p>60.0%</text:p>
          </table:table-cell>
          <table:table-cell office:value-type="float" office:value="8">
            <text:p>8</text:p>
          </table:table-cell>
          <table:table-cell office:value-type="string">
            <text:p>05:32</text:p>
          </table:table-cell>
          <table:table-cell/>
        </table:table-row>
        <table:table-row table:style-name="ro1">
          <table:table-cell office:value-type="string">
            <text:p>28.11.2017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string">
            <text:p>01:04</text:p>
          </table:table-cell>
          <table:table-cell office:value-type="string">
            <text:p>55.6%</text:p>
          </table:table-cell>
          <table:table-cell office:value-type="string">
            <text:p>17.8%</text:p>
          </table:table-cell>
          <table:table-cell office:value-type="string">
            <text:p>33.3%</text:p>
          </table:table-cell>
          <table:table-cell office:value-type="float" office:value="20">
            <text:p>20</text:p>
          </table:table-cell>
          <table:table-cell office:value-type="string">
            <text:p>02:32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>
            <text:p>Gesamt</text:p>
          </table:table-cell>
          <table:table-cell table:formula="of:=SUM([.B2:.B7])" office:value-type="float" office:value="0">
            <text:p>0</text:p>
          </table:table-cell>
          <table:table-cell table:formula="of:=SUM([.C2:.C7])" office:value-type="float" office:value="0">
            <text:p>0</text:p>
          </table:table-cell>
          <table:table-cell/>
          <table:table-cell/>
          <table:table-cell/>
          <table:table-cell/>
          <table:table-cell table:formula="of:=SUM([.H2:.H7])" office:value-type="float" office:value="0">
            <text:p>0</text:p>
          </table:table-cell>
        </table:table-row>
        <table:table-row table:style-name="ro1">
          <table:table-cell office:value-type="string">
            <text:p>Im Schnitt</text:p>
          </table:table-cell>
          <table:table-cell table:formula="of:=SUM([.B2:.B7])/6" office:value-type="float" office:value="0">
            <text:p>0</text:p>
          </table:table-cell>
          <table:table-cell table:formula="of:=SUM([.C2:.C7])/6" office:value-type="float" office:value="0">
            <text:p>0</text:p>
          </table:table-cell>
          <table:table-cell/>
          <table:table-cell/>
          <table:table-cell/>
          <table:table-cell/>
          <table:table-cell table:formula="of:=SUM([.H2:.H7])/6" office:value-type="float" office:value="0">
            <text:p>0</text:p>
          </table:table-cell>
        </table:table-row>
      </table:table>
      <table:table table:name="HEIMI" table:style-name="ta1" table:print="false">
        <table:table-column table:style-name="odsStyleTableColumn-831cd24c582de649f326efd4a9634546" table:default-cell-style-name="Default"/>
        <table:table-column table:style-name="odsStyleTableColumn-831cd24c582de649f326efd4a9634546" table:default-cell-style-name="Default"/>
        <table:table-column table:style-name="odsStyleTableColumn-831cd24c582de649f326efd4a9634546" table:default-cell-style-name="Default"/>
        <table:table-column table:style-name="odsStyleTableColumn-831cd24c582de649f326efd4a9634546" table:default-cell-style-name="Default"/>
        <table:table-column table:style-name="odsStyleTableColumn-831cd24c582de649f326efd4a9634546" table:default-cell-style-name="Default"/>
        <table:table-column table:style-name="odsStyleTableColumn-831cd24c582de649f326efd4a9634546" table:default-cell-style-name="Default"/>
        <table:table-column table:style-name="odsStyleTableColumn-831cd24c582de649f326efd4a9634546" table:default-cell-style-name="Default"/>
        <table:table-column table:style-name="odsStyleTableColumn-831cd24c582de649f326efd4a9634546" table:default-cell-style-name="Default"/>
        <table:table-column table:style-name="odsStyleTableColumn-831cd24c582de649f326efd4a9634546" table:default-cell-style-name="Default"/>
        <table:table-column table:style-name="odsStyleTableColumn-831cd24c582de649f326efd4a9634546" table:default-cell-style-name="Default"/>
        <table:table-row table:style-name="ro1">
          <table:table-cell office:value-type="string">
            <text:p>Datum</text:p>
          </table:table-cell>
          <table:table-cell office:value-type="string">
            <text:p>Anrufe</text:p>
          </table:table-cell>
          <table:table-cell office:value-type="string">
            <text:p>Gespräche</text:p>
          </table:table-cell>
          <table:table-cell office:value-type="string">
            <text:p>Wartezeit</text:p>
          </table:table-cell>
          <table:table-cell office:value-type="string">
            <text:p>Erreichbarkeit</text:p>
          </table:table-cell>
          <table:table-cell office:value-type="string">
            <text:p>Servicelevel 1</text:p>
          </table:table-cell>
          <table:table-cell office:value-type="string">
            <text:p>Servicelevel 2</text:p>
          </table:table-cell>
          <table:table-cell office:value-type="string">
            <text:p>Verlorene Anrufe</text:p>
          </table:table-cell>
          <table:table-cell office:value-type="string">
            <text:p>längste WarteZeit</text:p>
          </table:table-cell>
          <table:table-cell office:value-type="string">
            <text:p>ausserhalb GZ</text:p>
          </table:table-cell>
        </table:table-row>
        <table:table-row table:style-name="ro1">
          <table:table-cell office:value-type="string">
            <text:p>22.11.201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00:08</text:p>
          </table:table-cell>
          <table:table-cell office:value-type="string">
            <text:p>100.0%</text:p>
          </table:table-cell>
          <table:table-cell office:value-type="string">
            <text:p>100.0%</text:p>
          </table:table-cell>
          <table:table-cell office:value-type="string">
            <text:p>100.0%</text:p>
          </table:table-cell>
          <table:table-cell office:value-type="float" office:value="0">
            <text:p>0</text:p>
          </table:table-cell>
          <table:table-cell office:value-type="string">
            <text:p>00:08</text:p>
          </table:table-cell>
          <table:table-cell/>
        </table:table-row>
        <table:table-row table:style-name="ro1">
          <table:table-cell office:value-type="string">
            <text:p>23.11.201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00:08</text:p>
          </table:table-cell>
          <table:table-cell office:value-type="string">
            <text:p>100.0%</text:p>
          </table:table-cell>
          <table:table-cell office:value-type="string">
            <text:p>100.0%</text:p>
          </table:table-cell>
          <table:table-cell office:value-type="string">
            <text:p>100.0%</text:p>
          </table:table-cell>
          <table:table-cell office:value-type="float" office:value="0">
            <text:p>0</text:p>
          </table:table-cell>
          <table:table-cell office:value-type="string">
            <text:p>00:08</text:p>
          </table:table-cell>
          <table:table-cell/>
        </table:table-row>
        <table:table-row table:style-name="ro1">
          <table:table-cell office:value-type="string">
            <text:p>24.11.201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01:22</text:p>
          </table:table-cell>
          <table:table-cell office:value-type="string">
            <text:p>54.5%</text:p>
          </table:table-cell>
          <table:table-cell office:value-type="string">
            <text:p>9.1%</text:p>
          </table:table-cell>
          <table:table-cell office:value-type="string">
            <text:p>36.4%</text:p>
          </table:table-cell>
          <table:table-cell office:value-type="float" office:value="5">
            <text:p>5</text:p>
          </table:table-cell>
          <table:table-cell office:value-type="string">
            <text:p>03:59</text:p>
          </table:table-cell>
          <table:table-cell/>
        </table:table-row>
        <table:table-row table:style-name="ro1">
          <table:table-cell office:value-type="string">
            <text:p>27.11.2017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string">
            <text:p>01:19</text:p>
          </table:table-cell>
          <table:table-cell office:value-type="string">
            <text:p>73.3%</text:p>
          </table:table-cell>
          <table:table-cell office:value-type="string">
            <text:p>53.3%</text:p>
          </table:table-cell>
          <table:table-cell office:value-type="string">
            <text:p>66.7%</text:p>
          </table:table-cell>
          <table:table-cell office:value-type="float" office:value="4">
            <text:p>4</text:p>
          </table:table-cell>
          <table:table-cell office:value-type="string">
            <text:p>05:32</text:p>
          </table:table-cell>
          <table:table-cell/>
        </table:table-row>
        <table:table-row table:style-name="ro1">
          <table:table-cell office:value-type="string">
            <text:p>28.11.2017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string">
            <text:p>01:02</text:p>
          </table:table-cell>
          <table:table-cell office:value-type="string">
            <text:p>42.9%</text:p>
          </table:table-cell>
          <table:table-cell office:value-type="string">
            <text:p>19.0%</text:p>
          </table:table-cell>
          <table:table-cell office:value-type="string">
            <text:p>28.6%</text:p>
          </table:table-cell>
          <table:table-cell office:value-type="float" office:value="12">
            <text:p>12</text:p>
          </table:table-cell>
          <table:table-cell office:value-type="string">
            <text:p>02:01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>
            <text:p>Gesamt</text:p>
          </table:table-cell>
          <table:table-cell table:formula="of:=SUM([.B2:.B6])" office:value-type="float" office:value="0">
            <text:p>0</text:p>
          </table:table-cell>
          <table:table-cell table:formula="of:=SUM([.C2:.C6])" office:value-type="float" office:value="0">
            <text:p>0</text:p>
          </table:table-cell>
          <table:table-cell/>
          <table:table-cell/>
          <table:table-cell/>
          <table:table-cell/>
          <table:table-cell table:formula="of:=SUM([.H2:.H6])" office:value-type="float" office:value="0">
            <text:p>0</text:p>
          </table:table-cell>
        </table:table-row>
        <table:table-row table:style-name="ro1">
          <table:table-cell office:value-type="string">
            <text:p>Im Schnitt</text:p>
          </table:table-cell>
          <table:table-cell table:formula="of:=SUM([.B2:.B6])/5" office:value-type="float" office:value="0">
            <text:p>0</text:p>
          </table:table-cell>
          <table:table-cell table:formula="of:=SUM([.C2:.C6])/5" office:value-type="float" office:value="0">
            <text:p>0</text:p>
          </table:table-cell>
          <table:table-cell/>
          <table:table-cell/>
          <table:table-cell/>
          <table:table-cell/>
          <table:table-cell table:formula="of:=SUM([.H2:.H6])/5" office:value-type="float" office:value="0">
            <text:p>0</text:p>
          </table:table-cell>
        </table:table-row>
      </table:table>
      <table:table table:name="HIMI" table:style-name="ta1" table:print="false">
        <table:table-column table:style-name="odsStyleTableColumn-b0aba3219384baffcacb505076412782" table:default-cell-style-name="Default"/>
        <table:table-column table:style-name="odsStyleTableColumn-b0aba3219384baffcacb505076412782" table:default-cell-style-name="Default"/>
        <table:table-column table:style-name="odsStyleTableColumn-b0aba3219384baffcacb505076412782" table:default-cell-style-name="Default"/>
        <table:table-column table:style-name="odsStyleTableColumn-b0aba3219384baffcacb505076412782" table:default-cell-style-name="Default"/>
        <table:table-column table:style-name="odsStyleTableColumn-b0aba3219384baffcacb505076412782" table:default-cell-style-name="Default"/>
        <table:table-column table:style-name="odsStyleTableColumn-b0aba3219384baffcacb505076412782" table:default-cell-style-name="Default"/>
        <table:table-column table:style-name="odsStyleTableColumn-b0aba3219384baffcacb505076412782" table:default-cell-style-name="Default"/>
        <table:table-column table:style-name="odsStyleTableColumn-b0aba3219384baffcacb505076412782" table:default-cell-style-name="Default"/>
        <table:table-column table:style-name="odsStyleTableColumn-b0aba3219384baffcacb505076412782" table:default-cell-style-name="Default"/>
        <table:table-column table:style-name="odsStyleTableColumn-b0aba3219384baffcacb505076412782" table:default-cell-style-name="Default"/>
        <table:table-row table:style-name="ro1">
          <table:table-cell office:value-type="string">
            <text:p>Datum</text:p>
          </table:table-cell>
          <table:table-cell office:value-type="string">
            <text:p>Anrufe</text:p>
          </table:table-cell>
          <table:table-cell office:value-type="string">
            <text:p>Gespräche</text:p>
          </table:table-cell>
          <table:table-cell office:value-type="string">
            <text:p>Wartezeit</text:p>
          </table:table-cell>
          <table:table-cell office:value-type="string">
            <text:p>Erreichbarkeit</text:p>
          </table:table-cell>
          <table:table-cell office:value-type="string">
            <text:p>Servicelevel 1</text:p>
          </table:table-cell>
          <table:table-cell office:value-type="string">
            <text:p>Servicelevel 2</text:p>
          </table:table-cell>
          <table:table-cell office:value-type="string">
            <text:p>Verlorene Anrufe</text:p>
          </table:table-cell>
          <table:table-cell office:value-type="string">
            <text:p>längste WarteZeit</text:p>
          </table:table-cell>
          <table:table-cell office:value-type="string">
            <text:p>ausserhalb GZ</text:p>
          </table:table-cell>
        </table:table-row>
        <table:table-row table:style-name="ro1">
          <table:table-cell office:value-type="string">
            <text:p>22.11.201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00:59</text:p>
          </table:table-cell>
          <table:table-cell office:value-type="string">
            <text:p>0.0%</text:p>
          </table:table-cell>
          <table:table-cell office:value-type="string">
            <text:p>0.0%</text:p>
          </table:table-cell>
          <table:table-cell office:value-type="string">
            <text:p>0.0%</text:p>
          </table:table-cell>
          <table:table-cell office:value-type="float" office:value="3">
            <text:p>3</text:p>
          </table:table-cell>
          <table:table-cell office:value-type="string">
            <text:p>00:59</text:p>
          </table:table-cell>
          <table:table-cell/>
        </table:table-row>
        <table:table-row table:style-name="ro1">
          <table:table-cell office:value-type="string">
            <text:p>23.11.20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0:01</text:p>
          </table:table-cell>
          <table:table-cell office:value-type="string">
            <text:p>0.0%</text:p>
          </table:table-cell>
          <table:table-cell office:value-type="string">
            <text:p>0.0%</text:p>
          </table:table-cell>
          <table:table-cell office:value-type="string">
            <text:p>0.0%</text:p>
          </table:table-cell>
          <table:table-cell office:value-type="float" office:value="2">
            <text:p>2</text:p>
          </table:table-cell>
          <table:table-cell office:value-type="string">
            <text:p>00:01</text:p>
          </table:table-cell>
          <table:table-cell/>
        </table:table-row>
        <table:table-row table:style-name="ro1">
          <table:table-cell office:value-type="string">
            <text:p>24.11.201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01:20</text:p>
          </table:table-cell>
          <table:table-cell office:value-type="string">
            <text:p>100.0%</text:p>
          </table:table-cell>
          <table:table-cell office:value-type="string">
            <text:p>100.0%</text:p>
          </table:table-cell>
          <table:table-cell office:value-type="string">
            <text:p>100.0%</text:p>
          </table:table-cell>
          <table:table-cell office:value-type="float" office:value="0">
            <text:p>0</text:p>
          </table:table-cell>
          <table:table-cell office:value-type="string">
            <text:p>01:20</text:p>
          </table:table-cell>
          <table:table-cell/>
        </table:table-row>
        <table:table-row table:style-name="ro1">
          <table:table-cell office:value-type="string">
            <text:p>27.11.201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00:57</text:p>
          </table:table-cell>
          <table:table-cell office:value-type="string">
            <text:p>100.0%</text:p>
          </table:table-cell>
          <table:table-cell office:value-type="string">
            <text:p>0.0%</text:p>
          </table:table-cell>
          <table:table-cell office:value-type="string">
            <text:p>0.0%</text:p>
          </table:table-cell>
          <table:table-cell office:value-type="float" office:value="0">
            <text:p>0</text:p>
          </table:table-cell>
          <table:table-cell office:value-type="string">
            <text:p>00:57</text:p>
          </table:table-cell>
          <table:table-cell/>
        </table:table-row>
        <table:table-row table:style-name="ro1">
          <table:table-cell office:value-type="string">
            <text:p>28.11.201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0:56</text:p>
          </table:table-cell>
          <table:table-cell office:value-type="string">
            <text:p>40.0%</text:p>
          </table:table-cell>
          <table:table-cell office:value-type="string">
            <text:p>20.0%</text:p>
          </table:table-cell>
          <table:table-cell office:value-type="string">
            <text:p>40.0%</text:p>
          </table:table-cell>
          <table:table-cell office:value-type="float" office:value="3">
            <text:p>3</text:p>
          </table:table-cell>
          <table:table-cell office:value-type="string">
            <text:p>02:0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Gesamt</text:p>
          </table:table-cell>
          <table:table-cell table:formula="of:=SUM([.B2:.B6])" office:value-type="float" office:value="0">
            <text:p>0</text:p>
          </table:table-cell>
          <table:table-cell table:formula="of:=SUM([.C2:.C6])" office:value-type="float" office:value="0">
            <text:p>0</text:p>
          </table:table-cell>
          <table:table-cell/>
          <table:table-cell/>
          <table:table-cell/>
          <table:table-cell/>
          <table:table-cell table:formula="of:=SUM([.H2:.H6])" office:value-type="float" office:value="0">
            <text:p>0</text:p>
          </table:table-cell>
        </table:table-row>
        <table:table-row table:style-name="ro1">
          <table:table-cell office:value-type="string">
            <text:p>Im Schnitt</text:p>
          </table:table-cell>
          <table:table-cell table:formula="of:=SUM([.B2:.B6])/5" office:value-type="float" office:value="0">
            <text:p>0</text:p>
          </table:table-cell>
          <table:table-cell table:formula="of:=SUM([.C2:.C6])/5" office:value-type="float" office:value="0">
            <text:p>0</text:p>
          </table:table-cell>
          <table:table-cell/>
          <table:table-cell/>
          <table:table-cell/>
          <table:table-cell/>
          <table:table-cell table:formula="of:=SUM([.H2:.H6])/5" office:value-type="float" office:value="0">
            <text:p>0</text:p>
          </table:table-cell>
        </table:table-row>
      </table:table>
      <table:table table:name="INTERN" table:style-name="ta1" table:print="false">
        <table:table-column table:style-name="odsStyleTableColumn-b2c37ce22e6d515a2fbb805e9d2f93ac" table:default-cell-style-name="Default"/>
        <table:table-column table:style-name="odsStyleTableColumn-b2c37ce22e6d515a2fbb805e9d2f93ac" table:default-cell-style-name="Default"/>
        <table:table-column table:style-name="odsStyleTableColumn-b2c37ce22e6d515a2fbb805e9d2f93ac" table:default-cell-style-name="Default"/>
        <table:table-column table:style-name="odsStyleTableColumn-b2c37ce22e6d515a2fbb805e9d2f93ac" table:default-cell-style-name="Default"/>
        <table:table-column table:style-name="odsStyleTableColumn-b2c37ce22e6d515a2fbb805e9d2f93ac" table:default-cell-style-name="Default"/>
        <table:table-column table:style-name="odsStyleTableColumn-b2c37ce22e6d515a2fbb805e9d2f93ac" table:default-cell-style-name="Default"/>
        <table:table-column table:style-name="odsStyleTableColumn-b2c37ce22e6d515a2fbb805e9d2f93ac" table:default-cell-style-name="Default"/>
        <table:table-column table:style-name="odsStyleTableColumn-b2c37ce22e6d515a2fbb805e9d2f93ac" table:default-cell-style-name="Default"/>
        <table:table-column table:style-name="odsStyleTableColumn-b2c37ce22e6d515a2fbb805e9d2f93ac" table:default-cell-style-name="Default"/>
        <table:table-column table:style-name="odsStyleTableColumn-b2c37ce22e6d515a2fbb805e9d2f93ac" table:default-cell-style-name="Default"/>
        <table:table-row table:style-name="ro1">
          <table:table-cell office:value-type="string">
            <text:p>Datum</text:p>
          </table:table-cell>
          <table:table-cell office:value-type="string">
            <text:p>Anrufe</text:p>
          </table:table-cell>
          <table:table-cell office:value-type="string">
            <text:p>Gespräche</text:p>
          </table:table-cell>
          <table:table-cell office:value-type="string">
            <text:p>Wartezeit</text:p>
          </table:table-cell>
          <table:table-cell office:value-type="string">
            <text:p>Erreichbarkeit</text:p>
          </table:table-cell>
          <table:table-cell office:value-type="string">
            <text:p>Servicelevel 1</text:p>
          </table:table-cell>
          <table:table-cell office:value-type="string">
            <text:p>Servicelevel 2</text:p>
          </table:table-cell>
          <table:table-cell office:value-type="string">
            <text:p>Verlorene Anrufe</text:p>
          </table:table-cell>
          <table:table-cell office:value-type="string">
            <text:p>längste WarteZeit</text:p>
          </table:table-cell>
          <table:table-cell office:value-type="string">
            <text:p>ausserhalb GZ</text:p>
          </table:table-cell>
        </table:table-row>
        <table:table-row table:style-name="ro1">
          <table:table-cell office:value-type="string">
            <text:p>22.11.201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0:37</text:p>
          </table:table-cell>
          <table:table-cell office:value-type="string">
            <text:p>40.0%</text:p>
          </table:table-cell>
          <table:table-cell office:value-type="string">
            <text:p>20.0%</text:p>
          </table:table-cell>
          <table:table-cell office:value-type="string">
            <text:p>20.0%</text:p>
          </table:table-cell>
          <table:table-cell office:value-type="float" office:value="3">
            <text:p>3</text:p>
          </table:table-cell>
          <table:table-cell office:value-type="string">
            <text:p>01:37</text:p>
          </table:table-cell>
          <table:table-cell/>
        </table:table-row>
        <table:table-row table:style-name="ro1">
          <table:table-cell office:value-type="string">
            <text:p>24.11.201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00:27</text:p>
          </table:table-cell>
          <table:table-cell office:value-type="string">
            <text:p>75.0%</text:p>
          </table:table-cell>
          <table:table-cell office:value-type="string">
            <text:p>25.0%</text:p>
          </table:table-cell>
          <table:table-cell office:value-type="string">
            <text:p>75.0%</text:p>
          </table:table-cell>
          <table:table-cell office:value-type="float" office:value="1">
            <text:p>1</text:p>
          </table:table-cell>
          <table:table-cell office:value-type="string">
            <text:p>00:40</text:p>
          </table:table-cell>
          <table:table-cell/>
        </table:table-row>
        <table:table-row table:style-name="ro1">
          <table:table-cell office:value-type="string">
            <text:p>27.11.201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0:08</text:p>
          </table:table-cell>
          <table:table-cell office:value-type="string">
            <text:p>33.3%</text:p>
          </table:table-cell>
          <table:table-cell office:value-type="string">
            <text:p>33.3%</text:p>
          </table:table-cell>
          <table:table-cell office:value-type="string">
            <text:p>33.3%</text:p>
          </table:table-cell>
          <table:table-cell office:value-type="float" office:value="2">
            <text:p>2</text:p>
          </table:table-cell>
          <table:table-cell office:value-type="string">
            <text:p>00:14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>
            <text:p>Gesamt</text:p>
          </table:table-cell>
          <table:table-cell table:formula="of:=SUM([.B2:.B4])" office:value-type="float" office:value="0">
            <text:p>0</text:p>
          </table:table-cell>
          <table:table-cell table:formula="of:=SUM([.C2:.C4])" office:value-type="float" office:value="0">
            <text:p>0</text:p>
          </table:table-cell>
          <table:table-cell/>
          <table:table-cell/>
          <table:table-cell/>
          <table:table-cell/>
          <table:table-cell table:formula="of:=SUM([.H2:.H4])" office:value-type="float" office:value="0">
            <text:p>0</text:p>
          </table:table-cell>
        </table:table-row>
        <table:table-row table:style-name="ro1">
          <table:table-cell office:value-type="string">
            <text:p>Im Schnitt</text:p>
          </table:table-cell>
          <table:table-cell table:formula="of:=SUM([.B2:.B4])/3" office:value-type="float" office:value="0">
            <text:p>0</text:p>
          </table:table-cell>
          <table:table-cell table:formula="of:=SUM([.C2:.C4])/3" office:value-type="float" office:value="0">
            <text:p>0</text:p>
          </table:table-cell>
          <table:table-cell/>
          <table:table-cell/>
          <table:table-cell/>
          <table:table-cell/>
          <table:table-cell table:formula="of:=SUM([.H2:.H4])/3" office:value-type="float" office:value="0">
            <text:p>0</text:p>
          </table:table-cell>
        </table:table-row>
      </table:table>
      <table:table table:name="KT" table:style-name="ta1" table:print="false">
        <table:table-column table:style-name="odsStyleTableColumn-d07b313428c7ca1c3d98c70703610298" table:default-cell-style-name="Default"/>
        <table:table-column table:style-name="odsStyleTableColumn-d07b313428c7ca1c3d98c70703610298" table:default-cell-style-name="Default"/>
        <table:table-column table:style-name="odsStyleTableColumn-d07b313428c7ca1c3d98c70703610298" table:default-cell-style-name="Default"/>
        <table:table-column table:style-name="odsStyleTableColumn-d07b313428c7ca1c3d98c70703610298" table:default-cell-style-name="Default"/>
        <table:table-column table:style-name="odsStyleTableColumn-d07b313428c7ca1c3d98c70703610298" table:default-cell-style-name="Default"/>
        <table:table-column table:style-name="odsStyleTableColumn-d07b313428c7ca1c3d98c70703610298" table:default-cell-style-name="Default"/>
        <table:table-column table:style-name="odsStyleTableColumn-d07b313428c7ca1c3d98c70703610298" table:default-cell-style-name="Default"/>
        <table:table-column table:style-name="odsStyleTableColumn-d07b313428c7ca1c3d98c70703610298" table:default-cell-style-name="Default"/>
        <table:table-column table:style-name="odsStyleTableColumn-d07b313428c7ca1c3d98c70703610298" table:default-cell-style-name="Default"/>
        <table:table-column table:style-name="odsStyleTableColumn-d07b313428c7ca1c3d98c70703610298" table:default-cell-style-name="Default"/>
        <table:table-row table:style-name="ro1">
          <table:table-cell office:value-type="string">
            <text:p>Datum</text:p>
          </table:table-cell>
          <table:table-cell office:value-type="string">
            <text:p>Anrufe</text:p>
          </table:table-cell>
          <table:table-cell office:value-type="string">
            <text:p>Gespräche</text:p>
          </table:table-cell>
          <table:table-cell office:value-type="string">
            <text:p>Wartezeit</text:p>
          </table:table-cell>
          <table:table-cell office:value-type="string">
            <text:p>Erreichbarkeit</text:p>
          </table:table-cell>
          <table:table-cell office:value-type="string">
            <text:p>Servicelevel 1</text:p>
          </table:table-cell>
          <table:table-cell office:value-type="string">
            <text:p>Servicelevel 2</text:p>
          </table:table-cell>
          <table:table-cell office:value-type="string">
            <text:p>Verlorene Anrufe</text:p>
          </table:table-cell>
          <table:table-cell office:value-type="string">
            <text:p>längste WarteZeit</text:p>
          </table:table-cell>
          <table:table-cell office:value-type="string">
            <text:p>ausserhalb GZ</text:p>
          </table:table-cell>
        </table:table-row>
        <table:table-row table:style-name="ro1">
          <table:table-cell office:value-type="string">
            <text:p>21.11.201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1:18</text:p>
          </table:table-cell>
          <table:table-cell office:value-type="string">
            <text:p>0.0%</text:p>
          </table:table-cell>
          <table:table-cell office:value-type="string">
            <text:p>0.0%</text:p>
          </table:table-cell>
          <table:table-cell office:value-type="string">
            <text:p>0.0%</text:p>
          </table:table-cell>
          <table:table-cell office:value-type="float" office:value="6">
            <text:p>6</text:p>
          </table:table-cell>
          <table:table-cell office:value-type="string">
            <text:p>00:00</text:p>
          </table:table-cell>
          <table:table-cell/>
        </table:table-row>
        <table:table-row table:style-name="ro1">
          <table:table-cell office:value-type="string">
            <text:p>22.11.201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00:09</text:p>
          </table:table-cell>
          <table:table-cell office:value-type="string">
            <text:p>44.4%</text:p>
          </table:table-cell>
          <table:table-cell office:value-type="string">
            <text:p>33.3%</text:p>
          </table:table-cell>
          <table:table-cell office:value-type="string">
            <text:p>44.4%</text:p>
          </table:table-cell>
          <table:table-cell office:value-type="float" office:value="5">
            <text:p>5</text:p>
          </table:table-cell>
          <table:table-cell office:value-type="string">
            <text:p>00:27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>
            <text:p>Gesamt</text:p>
          </table:table-cell>
          <table:table-cell table:formula="of:=SUM([.B2:.B3])" office:value-type="float" office:value="0">
            <text:p>0</text:p>
          </table:table-cell>
          <table:table-cell table:formula="of:=SUM([.C2:.C3])" office:value-type="float" office:value="0">
            <text:p>0</text:p>
          </table:table-cell>
          <table:table-cell/>
          <table:table-cell/>
          <table:table-cell/>
          <table:table-cell/>
          <table:table-cell table:formula="of:=SUM([.H2:.H3])" office:value-type="float" office:value="0">
            <text:p>0</text:p>
          </table:table-cell>
        </table:table-row>
        <table:table-row table:style-name="ro1">
          <table:table-cell office:value-type="string">
            <text:p>Im Schnitt</text:p>
          </table:table-cell>
          <table:table-cell table:formula="of:=SUM([.B2:.B3])/2" office:value-type="float" office:value="0">
            <text:p>0</text:p>
          </table:table-cell>
          <table:table-cell table:formula="of:=SUM([.C2:.C3])/2" office:value-type="float" office:value="0">
            <text:p>0</text:p>
          </table:table-cell>
          <table:table-cell/>
          <table:table-cell/>
          <table:table-cell/>
          <table:table-cell/>
          <table:table-cell table:formula="of:=SUM([.H2:.H3])/2" office:value-type="float" office:value="0">
            <text:p>0</text:p>
          </table:table-cell>
        </table:table-row>
      </table:table>
      <table:table table:name="PAYMENT" table:style-name="ta1" table:print="false">
        <table:table-column table:style-name="odsStyleTableColumn-b8c80571a8ca1484208a7295a3eab56b" table:default-cell-style-name="Default"/>
        <table:table-column table:style-name="odsStyleTableColumn-b8c80571a8ca1484208a7295a3eab56b" table:default-cell-style-name="Default"/>
        <table:table-column table:style-name="odsStyleTableColumn-b8c80571a8ca1484208a7295a3eab56b" table:default-cell-style-name="Default"/>
        <table:table-column table:style-name="odsStyleTableColumn-b8c80571a8ca1484208a7295a3eab56b" table:default-cell-style-name="Default"/>
        <table:table-column table:style-name="odsStyleTableColumn-b8c80571a8ca1484208a7295a3eab56b" table:default-cell-style-name="Default"/>
        <table:table-column table:style-name="odsStyleTableColumn-b8c80571a8ca1484208a7295a3eab56b" table:default-cell-style-name="Default"/>
        <table:table-column table:style-name="odsStyleTableColumn-b8c80571a8ca1484208a7295a3eab56b" table:default-cell-style-name="Default"/>
        <table:table-column table:style-name="odsStyleTableColumn-b8c80571a8ca1484208a7295a3eab56b" table:default-cell-style-name="Default"/>
        <table:table-column table:style-name="odsStyleTableColumn-b8c80571a8ca1484208a7295a3eab56b" table:default-cell-style-name="Default"/>
        <table:table-column table:style-name="odsStyleTableColumn-b8c80571a8ca1484208a7295a3eab56b" table:default-cell-style-name="Default"/>
        <table:table-row table:style-name="ro1">
          <table:table-cell office:value-type="string">
            <text:p>Datum</text:p>
          </table:table-cell>
          <table:table-cell office:value-type="string">
            <text:p>Anrufe</text:p>
          </table:table-cell>
          <table:table-cell office:value-type="string">
            <text:p>Gespräche</text:p>
          </table:table-cell>
          <table:table-cell office:value-type="string">
            <text:p>Wartezeit</text:p>
          </table:table-cell>
          <table:table-cell office:value-type="string">
            <text:p>Erreichbarkeit</text:p>
          </table:table-cell>
          <table:table-cell office:value-type="string">
            <text:p>Servicelevel 1</text:p>
          </table:table-cell>
          <table:table-cell office:value-type="string">
            <text:p>Servicelevel 2</text:p>
          </table:table-cell>
          <table:table-cell office:value-type="string">
            <text:p>Verlorene Anrufe</text:p>
          </table:table-cell>
          <table:table-cell office:value-type="string">
            <text:p>längste WarteZeit</text:p>
          </table:table-cell>
          <table:table-cell office:value-type="string">
            <text:p>ausserhalb GZ</text:p>
          </table:table-cell>
        </table:table-row>
        <table:table-row table:style-name="ro1">
          <table:table-cell office:value-type="string">
            <text:p>21.11.2017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string">
            <text:p>00:10</text:p>
          </table:table-cell>
          <table:table-cell office:value-type="string">
            <text:p>100.0%</text:p>
          </table:table-cell>
          <table:table-cell office:value-type="string">
            <text:p>100.0%</text:p>
          </table:table-cell>
          <table:table-cell office:value-type="string">
            <text:p>100.0%</text:p>
          </table:table-cell>
          <table:table-cell office:value-type="float" office:value="0">
            <text:p>0</text:p>
          </table:table-cell>
          <table:table-cell office:value-type="string">
            <text:p>00:00</text:p>
          </table:table-cell>
          <table:table-cell/>
        </table:table-row>
        <table:table-row table:style-name="ro1">
          <table:table-cell office:value-type="string">
            <text:p>22.11.2017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string">
            <text:p>00:31</text:p>
          </table:table-cell>
          <table:table-cell office:value-type="string">
            <text:p>85.2%</text:p>
          </table:table-cell>
          <table:table-cell office:value-type="string">
            <text:p>74.1%</text:p>
          </table:table-cell>
          <table:table-cell office:value-type="string">
            <text:p>77.8%</text:p>
          </table:table-cell>
          <table:table-cell office:value-type="float" office:value="4">
            <text:p>4</text:p>
          </table:table-cell>
          <table:table-cell office:value-type="string">
            <text:p>01:59</text:p>
          </table:table-cell>
          <table:table-cell/>
        </table:table-row>
        <table:table-row table:style-name="ro1">
          <table:table-cell office:value-type="string">
            <text:p>23.11.2017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string">
            <text:p>00:49</text:p>
          </table:table-cell>
          <table:table-cell office:value-type="string">
            <text:p>71.4%</text:p>
          </table:table-cell>
          <table:table-cell office:value-type="string">
            <text:p>42.9%</text:p>
          </table:table-cell>
          <table:table-cell office:value-type="string">
            <text:p>57.1%</text:p>
          </table:table-cell>
          <table:table-cell office:value-type="float" office:value="4">
            <text:p>4</text:p>
          </table:table-cell>
          <table:table-cell office:value-type="string">
            <text:p>01:50</text:p>
          </table:table-cell>
          <table:table-cell/>
        </table:table-row>
        <table:table-row table:style-name="ro1">
          <table:table-cell office:value-type="string">
            <text:p>24.11.2017</text:p>
          </table:table-cell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 office:value-type="string">
            <text:p>00:49</text:p>
          </table:table-cell>
          <table:table-cell office:value-type="string">
            <text:p>79.1%</text:p>
          </table:table-cell>
          <table:table-cell office:value-type="string">
            <text:p>14.0%</text:p>
          </table:table-cell>
          <table:table-cell office:value-type="string">
            <text:p>51.2%</text:p>
          </table:table-cell>
          <table:table-cell office:value-type="float" office:value="9">
            <text:p>9</text:p>
          </table:table-cell>
          <table:table-cell office:value-type="string">
            <text:p>02:01</text:p>
          </table:table-cell>
          <table:table-cell/>
        </table:table-row>
        <table:table-row table:style-name="ro1">
          <table:table-cell office:value-type="string">
            <text:p>27.11.2017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string">
            <text:p>01:00</text:p>
          </table:table-cell>
          <table:table-cell office:value-type="string">
            <text:p>100.0%</text:p>
          </table:table-cell>
          <table:table-cell office:value-type="string">
            <text:p>70.0%</text:p>
          </table:table-cell>
          <table:table-cell office:value-type="string">
            <text:p>70.0%</text:p>
          </table:table-cell>
          <table:table-cell office:value-type="float" office:value="0">
            <text:p>0</text:p>
          </table:table-cell>
          <table:table-cell office:value-type="string">
            <text:p>03:23</text:p>
          </table:table-cell>
          <table:table-cell/>
        </table:table-row>
        <table:table-row table:style-name="ro1">
          <table:table-cell office:value-type="string">
            <text:p>28.11.201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00:58</text:p>
          </table:table-cell>
          <table:table-cell office:value-type="string">
            <text:p>88.9%</text:p>
          </table:table-cell>
          <table:table-cell office:value-type="string">
            <text:p>0.0%</text:p>
          </table:table-cell>
          <table:table-cell office:value-type="string">
            <text:p>44.4%</text:p>
          </table:table-cell>
          <table:table-cell office:value-type="float" office:value="1">
            <text:p>1</text:p>
          </table:table-cell>
          <table:table-cell office:value-type="string">
            <text:p>02:11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>
            <text:p>Gesamt</text:p>
          </table:table-cell>
          <table:table-cell table:formula="of:=SUM([.B2:.B7])" office:value-type="float" office:value="0">
            <text:p>0</text:p>
          </table:table-cell>
          <table:table-cell table:formula="of:=SUM([.C2:.C7])" office:value-type="float" office:value="0">
            <text:p>0</text:p>
          </table:table-cell>
          <table:table-cell/>
          <table:table-cell/>
          <table:table-cell/>
          <table:table-cell/>
          <table:table-cell table:formula="of:=SUM([.H2:.H7])" office:value-type="float" office:value="0">
            <text:p>0</text:p>
          </table:table-cell>
        </table:table-row>
        <table:table-row table:style-name="ro1">
          <table:table-cell office:value-type="string">
            <text:p>Im Schnitt</text:p>
          </table:table-cell>
          <table:table-cell table:formula="of:=SUM([.B2:.B7])/6" office:value-type="float" office:value="0">
            <text:p>0</text:p>
          </table:table-cell>
          <table:table-cell table:formula="of:=SUM([.C2:.C7])/6" office:value-type="float" office:value="0">
            <text:p>0</text:p>
          </table:table-cell>
          <table:table-cell/>
          <table:table-cell/>
          <table:table-cell/>
          <table:table-cell/>
          <table:table-cell table:formula="of:=SUM([.H2:.H7])/6" office:value-type="float" office:value="0">
            <text:p>0</text:p>
          </table:table-cell>
        </table:table-row>
      </table:table>
      <table:table table:name="PFLEGE" table:style-name="ta1" table:print="false">
        <table:table-column table:style-name="odsStyleTableColumn-35d962fe5602f097cf0db5190f1b1937" table:default-cell-style-name="Default"/>
        <table:table-column table:style-name="odsStyleTableColumn-35d962fe5602f097cf0db5190f1b1937" table:default-cell-style-name="Default"/>
        <table:table-column table:style-name="odsStyleTableColumn-35d962fe5602f097cf0db5190f1b1937" table:default-cell-style-name="Default"/>
        <table:table-column table:style-name="odsStyleTableColumn-35d962fe5602f097cf0db5190f1b1937" table:default-cell-style-name="Default"/>
        <table:table-column table:style-name="odsStyleTableColumn-35d962fe5602f097cf0db5190f1b1937" table:default-cell-style-name="Default"/>
        <table:table-column table:style-name="odsStyleTableColumn-35d962fe5602f097cf0db5190f1b1937" table:default-cell-style-name="Default"/>
        <table:table-column table:style-name="odsStyleTableColumn-35d962fe5602f097cf0db5190f1b1937" table:default-cell-style-name="Default"/>
        <table:table-column table:style-name="odsStyleTableColumn-35d962fe5602f097cf0db5190f1b1937" table:default-cell-style-name="Default"/>
        <table:table-column table:style-name="odsStyleTableColumn-35d962fe5602f097cf0db5190f1b1937" table:default-cell-style-name="Default"/>
        <table:table-column table:style-name="odsStyleTableColumn-35d962fe5602f097cf0db5190f1b1937" table:default-cell-style-name="Default"/>
        <table:table-row table:style-name="ro1">
          <table:table-cell office:value-type="string">
            <text:p>Datum</text:p>
          </table:table-cell>
          <table:table-cell office:value-type="string">
            <text:p>Anrufe</text:p>
          </table:table-cell>
          <table:table-cell office:value-type="string">
            <text:p>Gespräche</text:p>
          </table:table-cell>
          <table:table-cell office:value-type="string">
            <text:p>Wartezeit</text:p>
          </table:table-cell>
          <table:table-cell office:value-type="string">
            <text:p>Erreichbarkeit</text:p>
          </table:table-cell>
          <table:table-cell office:value-type="string">
            <text:p>Servicelevel 1</text:p>
          </table:table-cell>
          <table:table-cell office:value-type="string">
            <text:p>Servicelevel 2</text:p>
          </table:table-cell>
          <table:table-cell office:value-type="string">
            <text:p>Verlorene Anrufe</text:p>
          </table:table-cell>
          <table:table-cell office:value-type="string">
            <text:p>längste WarteZeit</text:p>
          </table:table-cell>
          <table:table-cell office:value-type="string">
            <text:p>ausserhalb GZ</text:p>
          </table:table-cell>
        </table:table-row>
        <table:table-row table:style-name="ro1">
          <table:table-cell office:value-type="string">
            <text:p>22.11.201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01:07</text:p>
          </table:table-cell>
          <table:table-cell office:value-type="string">
            <text:p>100.0%</text:p>
          </table:table-cell>
          <table:table-cell office:value-type="string">
            <text:p>100.0%</text:p>
          </table:table-cell>
          <table:table-cell office:value-type="string">
            <text:p>100.0%</text:p>
          </table:table-cell>
          <table:table-cell office:value-type="float" office:value="0">
            <text:p>0</text:p>
          </table:table-cell>
          <table:table-cell office:value-type="string">
            <text:p>01:07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>
            <text:p>Gesamt</text:p>
          </table:table-cell>
          <table:table-cell table:formula="of:=SUM([.B2:.B2])" office:value-type="float" office:value="0">
            <text:p>0</text:p>
          </table:table-cell>
          <table:table-cell table:formula="of:=SUM([.C2:.C2])" office:value-type="float" office:value="0">
            <text:p>0</text:p>
          </table:table-cell>
          <table:table-cell/>
          <table:table-cell/>
          <table:table-cell/>
          <table:table-cell/>
          <table:table-cell table:formula="of:=SUM([.H2:.H2])" office:value-type="float" office:value="0">
            <text:p>0</text:p>
          </table:table-cell>
        </table:table-row>
        <table:table-row table:style-name="ro1">
          <table:table-cell office:value-type="string">
            <text:p>Im Schnitt</text:p>
          </table:table-cell>
          <table:table-cell table:formula="of:=SUM([.B2:.B2])/1" office:value-type="float" office:value="0">
            <text:p>0</text:p>
          </table:table-cell>
          <table:table-cell table:formula="of:=SUM([.C2:.C2])/1" office:value-type="float" office:value="0">
            <text:p>0</text:p>
          </table:table-cell>
          <table:table-cell/>
          <table:table-cell/>
          <table:table-cell/>
          <table:table-cell/>
          <table:table-cell table:formula="of:=SUM([.H2:.H2])/1" office:value-type="float" office:value="0">
            <text:p>0</text:p>
          </table:table-cell>
        </table:table-row>
      </table:table>
      <table:table table:name="RENDITE" table:style-name="ta1" table:print="false">
        <table:table-column table:style-name="odsStyleTableColumn-516eb2556b6b31e5deeb62ecb45b3883" table:default-cell-style-name="Default"/>
        <table:table-column table:style-name="odsStyleTableColumn-516eb2556b6b31e5deeb62ecb45b3883" table:default-cell-style-name="Default"/>
        <table:table-column table:style-name="odsStyleTableColumn-516eb2556b6b31e5deeb62ecb45b3883" table:default-cell-style-name="Default"/>
        <table:table-column table:style-name="odsStyleTableColumn-516eb2556b6b31e5deeb62ecb45b3883" table:default-cell-style-name="Default"/>
        <table:table-column table:style-name="odsStyleTableColumn-516eb2556b6b31e5deeb62ecb45b3883" table:default-cell-style-name="Default"/>
        <table:table-column table:style-name="odsStyleTableColumn-516eb2556b6b31e5deeb62ecb45b3883" table:default-cell-style-name="Default"/>
        <table:table-column table:style-name="odsStyleTableColumn-516eb2556b6b31e5deeb62ecb45b3883" table:default-cell-style-name="Default"/>
        <table:table-column table:style-name="odsStyleTableColumn-516eb2556b6b31e5deeb62ecb45b3883" table:default-cell-style-name="Default"/>
        <table:table-column table:style-name="odsStyleTableColumn-516eb2556b6b31e5deeb62ecb45b3883" table:default-cell-style-name="Default"/>
        <table:table-column table:style-name="odsStyleTableColumn-516eb2556b6b31e5deeb62ecb45b3883" table:default-cell-style-name="Default"/>
        <table:table-row table:style-name="ro1">
          <table:table-cell office:value-type="string">
            <text:p>Datum</text:p>
          </table:table-cell>
          <table:table-cell office:value-type="string">
            <text:p>Anrufe</text:p>
          </table:table-cell>
          <table:table-cell office:value-type="string">
            <text:p>Gespräche</text:p>
          </table:table-cell>
          <table:table-cell office:value-type="string">
            <text:p>Wartezeit</text:p>
          </table:table-cell>
          <table:table-cell office:value-type="string">
            <text:p>Erreichbarkeit</text:p>
          </table:table-cell>
          <table:table-cell office:value-type="string">
            <text:p>Servicelevel 1</text:p>
          </table:table-cell>
          <table:table-cell office:value-type="string">
            <text:p>Servicelevel 2</text:p>
          </table:table-cell>
          <table:table-cell office:value-type="string">
            <text:p>Verlorene Anrufe</text:p>
          </table:table-cell>
          <table:table-cell office:value-type="string">
            <text:p>längste WarteZeit</text:p>
          </table:table-cell>
          <table:table-cell office:value-type="string">
            <text:p>ausserhalb GZ</text:p>
          </table:table-cell>
        </table:table-row>
        <table:table-row table:style-name="ro1">
          <table:table-cell office:value-type="string">
            <text:p>23.11.201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00:08</text:p>
          </table:table-cell>
          <table:table-cell office:value-type="string">
            <text:p>100.0%</text:p>
          </table:table-cell>
          <table:table-cell office:value-type="string">
            <text:p>100.0%</text:p>
          </table:table-cell>
          <table:table-cell office:value-type="string">
            <text:p>100.0%</text:p>
          </table:table-cell>
          <table:table-cell office:value-type="float" office:value="0">
            <text:p>0</text:p>
          </table:table-cell>
          <table:table-cell office:value-type="string">
            <text:p>00:08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>
            <text:p>Gesamt</text:p>
          </table:table-cell>
          <table:table-cell table:formula="of:=SUM([.B2:.B2])" office:value-type="float" office:value="0">
            <text:p>0</text:p>
          </table:table-cell>
          <table:table-cell table:formula="of:=SUM([.C2:.C2])" office:value-type="float" office:value="0">
            <text:p>0</text:p>
          </table:table-cell>
          <table:table-cell/>
          <table:table-cell/>
          <table:table-cell/>
          <table:table-cell/>
          <table:table-cell table:formula="of:=SUM([.H2:.H2])" office:value-type="float" office:value="0">
            <text:p>0</text:p>
          </table:table-cell>
        </table:table-row>
        <table:table-row table:style-name="ro1">
          <table:table-cell office:value-type="string">
            <text:p>Im Schnitt</text:p>
          </table:table-cell>
          <table:table-cell table:formula="of:=SUM([.B2:.B2])/1" office:value-type="float" office:value="0">
            <text:p>0</text:p>
          </table:table-cell>
          <table:table-cell table:formula="of:=SUM([.C2:.C2])/1" office:value-type="float" office:value="0">
            <text:p>0</text:p>
          </table:table-cell>
          <table:table-cell/>
          <table:table-cell/>
          <table:table-cell/>
          <table:table-cell/>
          <table:table-cell table:formula="of:=SUM([.H2:.H2])/1" office:value-type="float" office:value="0">
            <text:p>0</text:p>
          </table:table-cell>
        </table:table-row>
      </table:table>
      <table:table table:name="Zentrale" table:style-name="ta1" table:print="false">
        <table:table-column table:style-name="odsStyleTableColumn-af3d118012cf76567a0a4b248b53a0e6" table:default-cell-style-name="Default"/>
        <table:table-column table:style-name="odsStyleTableColumn-af3d118012cf76567a0a4b248b53a0e6" table:default-cell-style-name="Default"/>
        <table:table-column table:style-name="odsStyleTableColumn-af3d118012cf76567a0a4b248b53a0e6" table:default-cell-style-name="Default"/>
        <table:table-column table:style-name="odsStyleTableColumn-af3d118012cf76567a0a4b248b53a0e6" table:default-cell-style-name="Default"/>
        <table:table-column table:style-name="odsStyleTableColumn-af3d118012cf76567a0a4b248b53a0e6" table:default-cell-style-name="Default"/>
        <table:table-column table:style-name="odsStyleTableColumn-af3d118012cf76567a0a4b248b53a0e6" table:default-cell-style-name="Default"/>
        <table:table-column table:style-name="odsStyleTableColumn-af3d118012cf76567a0a4b248b53a0e6" table:default-cell-style-name="Default"/>
        <table:table-column table:style-name="odsStyleTableColumn-af3d118012cf76567a0a4b248b53a0e6" table:default-cell-style-name="Default"/>
        <table:table-column table:style-name="odsStyleTableColumn-af3d118012cf76567a0a4b248b53a0e6" table:default-cell-style-name="Default"/>
        <table:table-column table:style-name="odsStyleTableColumn-af3d118012cf76567a0a4b248b53a0e6" table:default-cell-style-name="Default"/>
        <table:table-row table:style-name="ro1">
          <table:table-cell office:value-type="string">
            <text:p>Datum</text:p>
          </table:table-cell>
          <table:table-cell office:value-type="string">
            <text:p>Anrufe</text:p>
          </table:table-cell>
          <table:table-cell office:value-type="string">
            <text:p>Gespräche</text:p>
          </table:table-cell>
          <table:table-cell office:value-type="string">
            <text:p>Wartezeit</text:p>
          </table:table-cell>
          <table:table-cell office:value-type="string">
            <text:p>Erreichbarkeit</text:p>
          </table:table-cell>
          <table:table-cell office:value-type="string">
            <text:p>Servicelevel 1</text:p>
          </table:table-cell>
          <table:table-cell office:value-type="string">
            <text:p>Servicelevel 2</text:p>
          </table:table-cell>
          <table:table-cell office:value-type="string">
            <text:p>Verlorene Anrufe</text:p>
          </table:table-cell>
          <table:table-cell office:value-type="string">
            <text:p>längste WarteZeit</text:p>
          </table:table-cell>
          <table:table-cell office:value-type="string">
            <text:p>ausserhalb GZ</text:p>
          </table:table-cell>
        </table:table-row>
        <table:table-row table:style-name="ro1">
          <table:table-cell office:value-type="string">
            <text:p>21.11.20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00:43</text:p>
          </table:table-cell>
          <table:table-cell office:value-type="string">
            <text:p>75.0%</text:p>
          </table:table-cell>
          <table:table-cell office:value-type="string">
            <text:p>75.0%</text:p>
          </table:table-cell>
          <table:table-cell office:value-type="string">
            <text:p>75.0%</text:p>
          </table:table-cell>
          <table:table-cell office:value-type="float" office:value="5">
            <text:p>5</text:p>
          </table:table-cell>
          <table:table-cell office:value-type="string">
            <text:p>00:00</text:p>
          </table:table-cell>
          <table:table-cell/>
        </table:table-row>
        <table:table-row table:style-name="ro1">
          <table:table-cell office:value-type="string">
            <text:p>22.11.2017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string">
            <text:p>00:48</text:p>
          </table:table-cell>
          <table:table-cell office:value-type="string">
            <text:p>76.9%</text:p>
          </table:table-cell>
          <table:table-cell office:value-type="string">
            <text:p>61.5%</text:p>
          </table:table-cell>
          <table:table-cell office:value-type="string">
            <text:p>76.9%</text:p>
          </table:table-cell>
          <table:table-cell office:value-type="float" office:value="3">
            <text:p>3</text:p>
          </table:table-cell>
          <table:table-cell office:value-type="string">
            <text:p>01:51</text:p>
          </table:table-cell>
          <table:table-cell/>
        </table:table-row>
        <table:table-row table:style-name="ro1">
          <table:table-cell office:value-type="string">
            <text:p>23.11.201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string">
            <text:p>01:13</text:p>
          </table:table-cell>
          <table:table-cell office:value-type="string">
            <text:p>72.7%</text:p>
          </table:table-cell>
          <table:table-cell office:value-type="string">
            <text:p>36.4%</text:p>
          </table:table-cell>
          <table:table-cell office:value-type="string">
            <text:p>54.5%</text:p>
          </table:table-cell>
          <table:table-cell office:value-type="float" office:value="3">
            <text:p>3</text:p>
          </table:table-cell>
          <table:table-cell office:value-type="string">
            <text:p>03:48</text:p>
          </table:table-cell>
          <table:table-cell/>
        </table:table-row>
        <table:table-row table:style-name="ro1">
          <table:table-cell office:value-type="string">
            <text:p>24.11.2017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01:36</text:p>
          </table:table-cell>
          <table:table-cell office:value-type="string">
            <text:p>46.7%</text:p>
          </table:table-cell>
          <table:table-cell office:value-type="string">
            <text:p>6.7%</text:p>
          </table:table-cell>
          <table:table-cell office:value-type="string">
            <text:p>13.3%</text:p>
          </table:table-cell>
          <table:table-cell office:value-type="float" office:value="8">
            <text:p>8</text:p>
          </table:table-cell>
          <table:table-cell office:value-type="string">
            <text:p>04:28</text:p>
          </table:table-cell>
          <table:table-cell/>
        </table:table-row>
        <table:table-row table:style-name="ro1">
          <table:table-cell office:value-type="string">
            <text:p>27.11.201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00:57</text:p>
          </table:table-cell>
          <table:table-cell office:value-type="string">
            <text:p>66.7%</text:p>
          </table:table-cell>
          <table:table-cell office:value-type="string">
            <text:p>50.0%</text:p>
          </table:table-cell>
          <table:table-cell office:value-type="string">
            <text:p>50.0%</text:p>
          </table:table-cell>
          <table:table-cell office:value-type="float" office:value="2">
            <text:p>2</text:p>
          </table:table-cell>
          <table:table-cell office:value-type="string">
            <text:p>02: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8.11.201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01:19</text:p>
          </table:table-cell>
          <table:table-cell office:value-type="string">
            <text:p>85.7%</text:p>
          </table:table-cell>
          <table:table-cell office:value-type="string">
            <text:p>42.9%</text:p>
          </table:table-cell>
          <table:table-cell office:value-type="string">
            <text:p>42.9%</text:p>
          </table:table-cell>
          <table:table-cell office:value-type="float" office:value="1">
            <text:p>1</text:p>
          </table:table-cell>
          <table:table-cell office:value-type="string">
            <text:p>02:32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>
            <text:p>Gesamt</text:p>
          </table:table-cell>
          <table:table-cell table:formula="of:=SUM([.B2:.B7])" office:value-type="float" office:value="0">
            <text:p>0</text:p>
          </table:table-cell>
          <table:table-cell table:formula="of:=SUM([.C2:.C7])" office:value-type="float" office:value="0">
            <text:p>0</text:p>
          </table:table-cell>
          <table:table-cell/>
          <table:table-cell/>
          <table:table-cell/>
          <table:table-cell/>
          <table:table-cell table:formula="of:=SUM([.H2:.H7])" office:value-type="float" office:value="0">
            <text:p>0</text:p>
          </table:table-cell>
        </table:table-row>
        <table:table-row table:style-name="ro1">
          <table:table-cell office:value-type="string">
            <text:p>Im Schnitt</text:p>
          </table:table-cell>
          <table:table-cell table:formula="of:=SUM([.B2:.B7])/6" office:value-type="float" office:value="0">
            <text:p>0</text:p>
          </table:table-cell>
          <table:table-cell table:formula="of:=SUM([.C2:.C7])/6" office:value-type="float" office:value="0">
            <text:p>0</text:p>
          </table:table-cell>
          <table:table-cell/>
          <table:table-cell/>
          <table:table-cell/>
          <table:table-cell/>
          <table:table-cell table:formula="of:=SUM([.H2:.H7])/6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 fo:page-width="210mm" fo:page-height="297mm" style:print-orientation="portrait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7-11-28T15:28:02</meta:creation-date>
    <meta:generator>ods générator</meta:generator>
    <dc:date>2017-11-28T15:28:02</dc:date>
    <meta:editing-duration>PT1S</meta:editing-duration>
    <meta:editing-cycles>1</meta:editing-cycles>
    <meta:document-statistic meta:table-count="1" meta:cell-count="4" meta:object-count="0"/>
  </office:meta>
</office:document-meta>
</file>